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Arial, Helvetica, sans-serif"/>
    <style:font-face style:name="Noto Sans1" svg:font-family="'Noto Sans'" style:font-family-generic="swiss"/>
    <style:font-face style:name="Archivo SemiBold" svg:font-family="'Archivo SemiBold'" style:font-pitch="variable"/>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Title">
      <style:text-properties style:font-name="Arial" officeooo:rsid="001081e9" officeooo:paragraph-rsid="001081e9"/>
    </style:style>
    <style:style style:name="P2" style:family="paragraph" style:parent-style-name="Text_20_body">
      <style:text-properties officeooo:rsid="001081e9" officeooo:paragraph-rsid="001081e9"/>
    </style:style>
    <style:style style:name="P3" style:family="paragraph" style:parent-style-name="Text_20_body">
      <style:text-properties style:font-name="Arial" officeooo:rsid="001081e9" officeooo:paragraph-rsid="001081e9"/>
    </style:style>
    <style:style style:name="P4" style:family="paragraph" style:parent-style-name="Text_20_body">
      <style:text-properties style:font-name="Arial" fo:font-size="12pt" officeooo:paragraph-rsid="00109542" style:font-size-asian="12pt" style:font-size-complex="12pt"/>
    </style:style>
    <style:style style:name="P5" style:family="paragraph" style:parent-style-name="Text_20_body">
      <style:text-properties style:font-name="Arial" officeooo:rsid="00159923" officeooo:paragraph-rsid="00159923"/>
    </style:style>
    <style:style style:name="P6" style:family="paragraph" style:parent-style-name="Text_20_body" style:list-style-name="L2">
      <style:text-properties style:font-name="Arial" officeooo:rsid="00159923" officeooo:paragraph-rsid="00159923"/>
    </style:style>
    <style:style style:name="P7" style:family="paragraph" style:parent-style-name="Text_20_body">
      <style:text-properties style:font-name="Arial" officeooo:rsid="0017236b" officeooo:paragraph-rsid="0017236b"/>
    </style:style>
    <style:style style:name="P8" style:family="paragraph" style:parent-style-name="Text_20_body">
      <style:text-properties officeooo:paragraph-rsid="00109542"/>
    </style:style>
    <style:style style:name="P9" style:family="paragraph" style:parent-style-name="Text_20_body">
      <style:text-properties fo:font-variant="normal" fo:text-transform="none" fo:color="#29272a" style:font-name="Verdana" fo:font-size="9pt" fo:letter-spacing="normal" fo:font-style="normal" fo:font-weight="normal" officeooo:paragraph-rsid="00109542"/>
    </style:style>
    <style:style style:name="P10" style:family="paragraph" style:parent-style-name="Text_20_body">
      <style:text-properties fo:font-variant="normal" fo:text-transform="none" fo:color="#29272a" style:font-name="Arial" fo:font-size="12pt" fo:letter-spacing="normal" fo:font-style="normal" fo:font-weight="normal" officeooo:paragraph-rsid="00109542" style:font-size-asian="12pt" style:font-size-complex="12pt"/>
    </style:style>
    <style:style style:name="P11" style:family="paragraph" style:parent-style-name="Text_20_body">
      <style:text-properties fo:font-variant="normal" fo:text-transform="none" fo:color="#29272a" style:font-name="Arial" fo:font-size="12pt" fo:letter-spacing="normal" officeooo:paragraph-rsid="00109542" style:font-size-asian="12pt" style:font-size-complex="12pt"/>
    </style:style>
    <style:style style:name="P12" style:family="paragraph" style:parent-style-name="Text_20_body">
      <style:text-properties officeooo:rsid="0011b441" officeooo:paragraph-rsid="0011b441"/>
    </style:style>
    <style:style style:name="P13" style:family="paragraph" style:parent-style-name="Text_20_body" style:list-style-name="L1">
      <style:text-properties officeooo:rsid="0013e707" officeooo:paragraph-rsid="0013e707"/>
    </style:style>
    <style:style style:name="P14" style:family="paragraph" style:parent-style-name="Text_20_body">
      <style:text-properties officeooo:rsid="0013e707" officeooo:paragraph-rsid="0013e707"/>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9272a" style:font-name="Arial" fo:font-size="12pt" fo:letter-spacing="normal" style:font-size-asian="12pt" style:font-size-complex="12pt"/>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9272a" style:font-name="Arial" fo:font-size="12pt" fo:letter-spacing="normal" fo:font-style="normal" fo:font-weight="normal" style:font-size-asian="12pt" style:font-size-complex="12pt"/>
    </style:style>
    <style:style style:name="P17"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fo:padding="0in" fo:border="none"/>
    </style:style>
    <style:style style:name="P18" style:family="paragraph" style:parent-style-name="Subtitle">
      <style:text-properties officeooo:rsid="001081e9" officeooo:paragraph-rsid="001081e9"/>
    </style:style>
    <style:style style:name="P19" style:family="paragraph" style:parent-style-name="Heading_20_2">
      <style:text-properties officeooo:rsid="00109542" officeooo:paragraph-rsid="00109542"/>
    </style:style>
    <style:style style:name="P20" style:family="paragraph" style:parent-style-name="Heading_20_2">
      <style:text-properties officeooo:paragraph-rsid="00109542"/>
    </style:style>
    <style:style style:name="P21" style:family="paragraph" style:parent-style-name="Heading_20_1">
      <style:text-properties officeooo:rsid="00109542" officeooo:paragraph-rsid="00109542"/>
    </style:style>
    <style:style style:name="P22" style:family="paragraph" style:parent-style-name="Heading_20_1">
      <style:text-properties officeooo:rsid="0011b441" officeooo:paragraph-rsid="0011b441"/>
    </style:style>
    <style:style style:name="P23" style:family="paragraph" style:parent-style-name="Heading_20_1">
      <style:text-properties officeooo:rsid="00159923" officeooo:paragraph-rsid="00159923"/>
    </style:style>
    <style:style style:name="P24" style:family="paragraph" style:parent-style-name="Heading_20_1">
      <style:text-properties officeooo:rsid="0017236b" officeooo:paragraph-rsid="0017236b"/>
    </style:style>
    <style:style style:name="T1" style:family="text">
      <style:text-properties officeooo:rsid="00109542"/>
    </style:style>
    <style:style style:name="T2" style:family="text">
      <style:text-properties fo:font-variant="normal" fo:text-transform="none" fo:color="#29272a" style:font-name="Verdana" fo:font-size="9pt" fo:letter-spacing="normal" fo:font-style="normal" fo:font-weight="normal"/>
    </style:style>
    <style:style style:name="T3" style:family="text">
      <style:text-properties fo:font-variant="normal" fo:text-transform="none" fo:color="#29272a" style:font-name="Arial" fo:font-size="12pt" fo:letter-spacing="normal" fo:font-style="normal" fo:font-weight="normal" style:font-size-asian="12pt" style:font-size-complex="12pt"/>
    </style:style>
    <style:style style:name="T4" style:family="text">
      <style:text-properties fo:font-variant="normal" fo:text-transform="none" fo:color="#59565d" style:font-name="Arial" fo:font-size="12pt" fo:letter-spacing="normal" fo:font-style="normal" style:text-underline-style="solid" style:text-underline-width="auto" style:text-underline-color="font-color" fo:font-weight="normal" style:font-size-asian="12pt" style:font-size-complex="12pt" loext:padding="0in" loext:border="none"/>
    </style:style>
    <style:style style:name="T5" style:family="text">
      <style:text-properties fo:font-style="normal" fo:font-weight="normal"/>
    </style:style>
    <style:style style:name="T6" style:family="text">
      <style:text-properties fo:color="#59565d" style:font-name="Arial" fo:font-size="12pt" style:text-underline-style="solid" style:text-underline-width="auto" style:text-underline-color="font-color" style:font-size-asian="12pt" style:font-size-complex="12pt" loext:padding="0in" loext:border="none"/>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style:font-name="Arial" fo:font-size="12pt" officeooo:rsid="0013e707" style:font-size-asian="12pt" style:font-size-complex="12pt"/>
    </style:style>
    <style:style style:name="T10" style:family="text">
      <style:text-properties style:font-name="Arial" fo:font-size="12pt" officeooo:rsid="00136824" style:font-size-asian="12pt" style:font-size-complex="12pt"/>
    </style:style>
    <style:style style:name="T11" style:family="text">
      <style:text-properties style:font-name="Arial" fo:font-size="12pt" officeooo:rsid="001b3438" style:font-size-asian="12pt" style:font-size-complex="12pt"/>
    </style:style>
    <style:style style:name="T12" style:family="text">
      <style:text-properties style:font-name="Arial" fo:font-size="12pt" fo:font-style="italic" style:font-size-asian="12pt" style:font-style-asian="italic" style:font-size-complex="12pt" style:font-style-complex="italic"/>
    </style:style>
    <style:style style:name="T13" style:family="text">
      <style:text-properties officeooo:rsid="001e2fc3"/>
    </style:style>
    <style:style style:name="T14" style:family="text">
      <style:text-properties officeooo:rsid="001f2c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Team EuroNeuro Project Plan</text:p>
      <text:p text:style-name="P3"/>
      <text:p text:style-name="P18">Freškura Bartol, Gulan Filip and Kopljar Dami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1" text:outline-level="1"><text:soft-page-break/>Introduction</text:h>
      <text:p text:style-name="P9"><text:span text:style-name="T8">Humor is an essential trait of human intelligence that has not yet been addressed extensively in the current AI research. Most work on humor detection to date has approached the problem as binary classification: humor or not humor. This representation ignores both the continuous nature of humor and the fact that humour is subjective. To address these concerns, we introduce the task #HashtagWars, Learning a Sense of Humor. The goal of this task is to encourage the development of methods that take into account the continuous nature of humor, on the one hand, and aim to characterize the sense of humour of a particular source, on the other hand. To further such research, we propose a dataset based on humorous responses submitted to a Comedy Central TV show.</text:span></text:p>
      <text:p text:style-name="P10"/>
      <text:p text:style-name="P9"><text:span text:style-name="T8">Debuting in Fall 2013, the Comedy Central show @midnight (</text:span><text:a xlink:type="simple" xlink:href="http://www.cc.com/shows/-midnight" text:style-name="Internet_20_link" text:visited-style-name="Visited_20_Internet_20_Link"><text:span text:style-name="T6">http://www.cc.com/shows/-midnight</text:span></text:a><text:span text:style-name="T8">) is a late-night "game-show" that presents a modern outlook on current events by focusing on content from social media. The show's contestants (generally professional comedians or actors) are awarded points based on how funny their answers are. The segment of the show that best illustrates this attitude is the Hashtag Wars (HW).</text:span></text:p>
      <text:h text:style-name="P19" text:outline-level="2">Task Description</text:h>
      <text:p text:style-name="P11"><text:span text:style-name="T5">Every episode the show's host proposes a topic in the form of a hashtag, and the show's contestants must provide tweets that would have this hashtag. Viewers are encouraged to tweet their own responses. In the next episode, the show finds the ten funniest tweets from the viwers' responses. From this top-10, the show selects a single winning tweet. From the point of view of the show, all tweets in the top-10 are funnier than the non-top-10 tweets, and the winning tweet is funnier than the rest of the tweets in the top ten. Therefore, we are able to apply labels that determine how relatively humorous the show finds a given tweet. </text:span></text:p>
      <text:p text:style-name="P17"><text:span text:style-name="T3">We advise potential participants to watch clips from the HW segment available from </text:span><text:a xlink:type="simple" xlink:href="http://www.cc.com/shows/-midnight" text:style-name="Internet_20_link" text:visited-style-name="Visited_20_Internet_20_Link"><text:span text:style-name="T4">the show's webpage</text:span></text:a><text:span text:style-name="T3"> for a better understanding of the task.</text:span></text:p>
      <text:p text:style-name="P15"/>
      <text:p text:style-name="P16">Because of the contest's format, it provides an adequate method for addressing the selection bias often present in machine learning techniques. Consequently, tweets are seen not as humor/non-humor, but rather varying degrees of wit and cleverness. Moreover, given the subjective nature of humor, labels in the dataset are only "gold" with respect to the show's sense of humor. This concept becomes more grounded when considering the use of supervised systems for the dataset.</text:p>
      <text:p text:style-name="P4"/>
      <text:h text:style-name="P20" text:outline-level="2"><text:soft-page-break/><text:span text:style-name="T1">Task Goal</text:span></text:h>
      <text:h text:style-name="P20" text:outline-level="2"><text:span text:style-name="T2"><text:line-break/></text:span><text:span text:style-name="T3">The goal of the task is to learn to characterize the sense of humor represented in this show.  Given a set of hashtags, the goal is to predict which tweets the show will find funnier within each hashtag. The degree of humor in a given tweet is determined by the labels provided by the show.</text:span></text:h>
      <text:p text:style-name="P11"><text:span text:style-name="T5">We evaluate potential predictive models based on a pairwise comparison task in an initial effort to leverage the HW dataset. The pairwise comparison task will be to select the funnier tweet, and the pairs will be derived from the labels assigned by the show to individual tweets.</text:span></text:p>
      <text:p text:style-name="P8"/>
      <text:h text:style-name="P22" text:outline-level="1">Proposed approaches</text:h>
      <text:p text:style-name="P12"><text:span text:style-name="T8">Our focus will be on the connecti</text:span><text:span text:style-name="T10">vistic</text:span><text:span text:style-name="T8"> approach. </text:span><text:span text:style-name="T10">We will utilize various neural net architectures starting from the regular neural net and then gradually increase complexity with recurrent and conovlutional types of </text:span><text:span text:style-name="T11">archituctures</text:span><text:span text:style-name="T9">. Some of the concrete architecture examples </text:span><text:span text:style-name="T11">could</text:span><text:span text:style-name="T9"> be:</text:span></text:p>
      <text:list xml:id="list5339664072137056948" text:style-name="L1">
        <text:list-item>
          <text:p text:style-name="P13"><text:span text:style-name="T8">ANN with 2 – 5 hidden layers with various hidden states sizes.</text:span></text:p>
        </text:list-item>
        <text:list-item>
          <text:p text:style-name="P13"><text:span text:style-name="T8">Convolutional Neural Net on a character or word level <text:s/>with 2 or more convolutional layers.</text:span></text:p>
        </text:list-item>
        <text:list-item>
          <text:p text:style-name="P13"><text:span text:style-name="T8">Standard Recurrent Neural Net (RNN cell) along with the more advanced Long-Short Term Memory (LSTM) cell and its bi-directional derivations</text:span></text:p>
        </text:list-item>
        <text:list-item>
          <text:p text:style-name="P13"><text:span text:style-name="T8">Combination of a CNN, BI-LSTM and CRF (Conditional Random Fields) with the usage of pre-trained word embeddings like </text:span><text:span text:style-name="T12">word2vec</text:span><text:span text:style-name="T8"> or </text:span><text:span text:style-name="T12">Glove</text:span></text:p>
        </text:list-item>
      </text:list>
      <text:p text:style-name="P14"><text:span text:style-name="T8"/></text:p>
      <text:h text:style-name="P23" text:outline-level="1">Pipeline</text:h>
      <text:p text:style-name="P5">Project pipeline will consist of <text:s/>8 stages:</text:p>
      <text:list xml:id="list2737690245568837093" text:style-name="L2">
        <text:list-item>
          <text:p text:style-name="P6">Data gathering</text:p>
        </text:list-item>
        <text:list-item>
          <text:p text:style-name="P6">Data preparation (<text:span text:style-name="T13">t</text:span>okenization, lemmatization, embeddings)</text:p>
        </text:list-item>
        <text:list-item>
          <text:p text:style-name="P6">Pair generation (pa<text:span text:style-name="T14">i</text:span>ring tweets with different humor ratings)</text:p>
        </text:list-item>
        <text:list-item>
          <text:p text:style-name="P6">Model creating</text:p>
        </text:list-item>
        <text:list-item>
          <text:p text:style-name="P6">Model training</text:p>
        </text:list-item>
        <text:list-item>
          <text:p text:style-name="P6">Model Validation</text:p>
        </text:list-item>
        <text:list-item>
          <text:p text:style-name="P6"><text:soft-page-break/>Picking the optimal model</text:p>
        </text:list-item>
        <text:list-item>
          <text:p text:style-name="P6">Discussing further work</text:p>
        </text:list-item>
      </text:list>
      <text:h text:style-name="P24" text:outline-level="1">Work distribution</text:h>
      <text:p text:style-name="P7">We distrubuted our work evenly across all members. Bartol will be in charge of creating models, Filip will take care of data gathering and processing and Damir will be in charge of connecting the whole pipeline with the training and evaluation functonaliti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Arial, Helvetica, sans-serif"/>
    <style:font-face style:name="Noto Sans1" svg:font-family="'Noto Sans'" style:font-family-generic="swiss"/>
    <style:font-face style:name="Archivo SemiBold" svg:font-family="'Archivo SemiBold'" style:font-pitch="variable"/>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18:38:48.688497562</meta:creation-date>
    <dc:date>2017-03-24T19:13:45.530063072</dc:date>
    <meta:editing-duration>PT34M52S</meta:editing-duration>
    <meta:editing-cycles>14</meta:editing-cycles>
    <meta:generator>LibreOffice/5.2.6.2$Linux_X86_64 LibreOffice_project/20m0$Build-2</meta:generator>
    <meta:document-statistic meta:table-count="0" meta:image-count="0" meta:object-count="0" meta:page-count="4" meta:paragraph-count="30" meta:word-count="718" meta:character-count="4418" meta:non-whitespace-character-count="3736"/>
  </office:meta>
</office:document-meta>
</file>